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654in"/>
    </style:style>
    <style:style style:name="co3" style:family="table-column">
      <style:table-column-properties fo:break-before="auto" style:column-width="1.7807in"/>
    </style:style>
    <style:style style:name="co4" style:family="table-column">
      <style:table-column-properties fo:break-before="auto" style:column-width="1.0811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1.7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calculation-settings table:search-criteria-must-apply-to-whole-cell="false"/>
      <table:table table:name="CERT Statistics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>
            <text:p>Year</text:p>
          </table:table-cell>
          <table:table-cell table:style-name="ce1" office:value-type="string">
            <text:p>Vulnerabilities Cataloged</text:p>
          </table:table-cell>
          <table:table-cell table:style-name="ce1" office:value-type="string">
            <text:p>From Direct Reports</text:p>
          </table:table-cell>
          <table:table-cell/>
          <table:table-cell>
            <draw:frame table:end-cell-address="'CERT Statistics'.M22" table:end-x="0.1323in" table:end-y="0.0315in" draw:z-index="0" draw:style-name="gr1" svg:width="6.2413in" svg:height="3.552in" svg:x="0.1642in" svg:y="0.0362in">
              <draw:object draw:notify-on-update-of-ranges="'CERT Statistics'.B3:'CERT Statistics'.B16 'CERT Statistics'.C2:'CERT Statistics'.C2 'CERT Statistics'.C3:'CERT Statistics'.C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171">
            <text:p>171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345">
            <text:p>34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311">
            <text:p>311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262">
            <text:p>26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417">
            <text:p>417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1090">
            <text:p>109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2437">
            <text:p>2437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4129">
            <text:p>4129</text:p>
          </table:table-cell>
          <table:table-cell office:value-type="float" office:value="343">
            <text:p>3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3784">
            <text:p>3784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3780">
            <text:p>3780</text:p>
          </table:table-cell>
          <table:table-cell office:value-type="float" office:value="170">
            <text:p>1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5990">
            <text:p>5990</text:p>
          </table:table-cell>
          <table:table-cell office:value-type="float" office:value="213">
            <text:p>2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064">
            <text:p>8064</text:p>
          </table:table-cell>
          <table:table-cell office:value-type="float" office:value="345">
            <text:p>3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7236">
            <text:p>7236</text:p>
          </table:table-cell>
          <table:table-cell office:value-type="float" office:value="357">
            <text:p>3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6058">
            <text:p>6058</text:p>
          </table:table-cell>
          <table:table-cell office:value-type="float" office:value="310">
            <text:p>31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Total</text:p>
          </table:table-cell>
          <table:table-cell table:formula="of:=SUM([.$C3:.$C16])" office:value-type="float" office:value="44074">
            <text:p>44074</text:p>
          </table:table-cell>
          <table:table-cell table:number-columns-repeated="3"/>
        </table:table-row>
      </table:table>
      <table:table table:name="Relationship between project size and the source of errors" table:style-name="ta1" table:print="false"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21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Lines of Code</text:p>
          </table:table-cell>
          <table:table-cell table:style-name="ce1" office:value-type="string">
            <text:p>Analysis</text:p>
          </table:table-cell>
          <table:table-cell table:style-name="ce1" office:value-type="string">
            <text:p>Design</text:p>
          </table:table-cell>
          <table:table-cell table:style-name="ce1" office:value-type="string">
            <text:p>Construction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2000">
            <text:p>3200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512000">
            <text:p>512000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128000">
            <text:p>128000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>
            <draw:frame table:end-cell-address="'Relationship between project size and the source of errors'.H28" table:end-x="0.7205in" table:end-y="0.0209in" draw:z-index="0" draw:style-name="gr1" svg:width="6.2992in" svg:height="3.5413in" svg:x="0.0689in" svg:y="0.0398in">
              <draw:object draw:notify-on-update-of-ranges="'Relationship between project size and the source of errors'.B3:'Relationship between project size and the source of errors'.B5 'Relationship between project size and the source of errors'.C2:'Relationship between project size and the source of errors'.C2 'Relationship between project size and the source of errors'.C3:'Relationship between project size and the source of errors'.C5 'Relationship between project size and the source of errors'.D2:'Relationship between project size and the source of errors'.D2 'Relationship between project size and the source of errors'.D3:'Relationship between project size and the source of errors'.D5 'Relationship between project size and the source of errors'.E2:'Relationship between project size and the source of errors'.E2 'Relationship between project size and the source of errors'.E3:'Relationship between project size and the source of errors'.E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ationship between project size and error density" table:style-name="ta1" table:print="false">
        <table:table-column table:style-name="co1" table:default-cell-style-name="ce2"/>
        <table:table-column table:style-name="co3" table:default-cell-style-name="ce2"/>
        <table:table-column table:style-name="co6" table:default-cell-style-name="ce2"/>
        <table:table-column table:style-name="co1" table:number-columns-repeated="1021" table:default-cell-style-name="ce2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Project size</text:p>
            <text:p>(in function points)</text:p>
          </table:table-cell>
          <table:table-cell table:style-name="ce1" office:value-type="string">
            <text:p>Error density</text:p>
            <text:p>(error per function point)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7">
            <text:p>0.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4">
            <text:p>0.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0.6">
            <text:p>0.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0.8">
            <text:p>0.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0000">
            <text:p>100000</text:p>
          </table:table-cell>
          <table:table-cell office:value-type="float" office:value="1.3">
            <text:p>1.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'Relationship between project size and error density'.G29" table:end-x="0.1185in" table:end-y="0.0453in" draw:z-index="0" draw:style-name="gr1" svg:width="6.3016in" svg:height="3.5484in" svg:x="0.0472in" svg:y="0.0583in">
              <draw:object draw:notify-on-update-of-ranges="'Relationship between project size and error density'.B3:'Relationship between project size and error density'.B7 'Relationship between project size and error density'.C2:'Relationship between project size and error density'.C2 'Relationship between project size and error density'.C3:'Relationship between project size and error density'.C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11/25/2011</text:date>, <text:time>19:07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25T21:46:26</meta:creation-date>
    <meta:generator>LibreOffice/3.4$Linux LibreOffice_project/340m1$Build-402</meta:generator>
    <dc:date>2011-11-25T19:07:01</dc:date>
    <dc:creator>Igor Botian</dc:creator>
    <meta:editing-duration>PT1H52M9S</meta:editing-duration>
    <meta:editing-cycles>13</meta:editing-cycles>
    <meta:document-statistic meta:table-count="3" meta:cell-count="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0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svg:stroke-color="#999999" draw:fill-color="#e6e6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22cm" svg:height="9.026cm" xlink:href=".." xlink:type="simple" chart:class="chart:bar" chart:style-name="ch1">
        <chart:subtitle svg:x="4.087cm" svg:y="0.496cm" chart:style-name="ch2">
          <text:p>Total vulnerabilities cataloged (1995-2008): 44 074</text:p>
        </chart:subtitle>
        <chart:plot-area chart:style-name="ch3" table:cell-range-address="'CERT Statistics'.B2:'CERT Statistics'.C16" chart:data-source-has-labels="both" svg:x="1.378cm" svg:y="1.465cm" svg:width="13.908cm" svg:height="6.4cm">
          <chartooo:coordinate-region svg:x="2.37cm" svg:y="1.665cm" svg:width="12.916cm" svg:height="5.553cm"/>
          <chart:axis chart:dimension="x" chart:name="primary-x" chart:style-name="ch4" chartooo:axis-type="text">
            <chart:title svg:x="7.944cm" svg:y="8.045cm" chart:style-name="ch5">
              <text:p>Year</text:p>
            </chart:title>
            <chart:categories table:cell-range-address="'CERT Statistics'.B3:'CERT Statistics'.B16"/>
          </chart:axis>
          <chart:axis chart:dimension="y" chart:name="primary-y" chart:style-name="ch6">
            <chart:title svg:x="0.451cm" svg:y="6.595cm" chart:style-name="ch7">
              <text:p>Vulnerabilities cataloged</text:p>
            </chart:title>
            <chart:grid chart:style-name="ch8" chart:class="major"/>
          </chart:axis>
          <chart:series chart:style-name="ch9" chart:values-cell-range-address="'CERT Statistics'.C3:'CERT Statistics'.C16" chart:label-cell-address="'CERT Statistics'.C2:'CERT Statistics'.C2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ulnerabilities Cataloged</text:p>
                <draw:g>
                  <svg:desc>'CERT Statistics'.C2:'CERT Statistics'.C2</svg:desc>
                </draw:g>
              </table:table-cell>
            </table:table-row>
          </table:table-header-rows>
          <table:table-rows>
            <table:table-row>
              <table:table-cell office:value-type="float" office:value="1995">
                <text:p>2000</text:p>
                <draw:g>
                  <svg:desc>'CERT Statistics'.B3:'CERT Statistics'.B16</svg:desc>
                </draw:g>
              </table:table-cell>
              <table:table-cell office:value-type="float" office:value="171">
                <text:p>171</text:p>
                <draw:g>
                  <svg:desc>'CERT Statistics'.C3:'CERT Statistics'.C16</svg:desc>
                </draw:g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4129">
                <text:p>4129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7236">
                <text:p>7236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6058">
                <text:p>60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5010">
      <style:chart-properties chart:display-label="true" chart:logarithmic="false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b3b3b3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cccc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e6e6e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9cm" svg:height="9.02cm" xlink:href=".." xlink:type="simple" chart:class="chart:area" chart:style-name="ch1">
        <chart:legend chart:legend-position="end" svg:x="13.333cm" svg:y="3.713cm" style:legend-expansion="high" chart:style-name="ch2"/>
        <chart:plot-area chart:style-name="ch3" table:cell-range-address="'Relationship between project size and the source of errors'.B2:'Relationship between project size and the source of errors'.E5" chart:data-source-has-labels="both" svg:x="1.331cm" svg:y="0.855cm" svg:width="11.362cm" svg:height="7.004cm">
          <chartooo:coordinate-region svg:x="2.455cm" svg:y="1.054cm" svg:width="9.681cm" svg:height="6.158cm"/>
          <chart:axis chart:dimension="x" chart:name="primary-x" chart:style-name="ch4" chartooo:axis-type="text">
            <chart:title svg:x="4.878cm" svg:y="8.039cm" chart:style-name="ch5">
              <text:p>Project Lines in Size of Code</text:p>
            </chart:title>
            <chart:categories table:cell-range-address="'Relationship between project size and the source of errors'.B3:'Relationship between project size and the source of errors'.B5"/>
          </chart:axis>
          <chart:axis chart:dimension="y" chart:name="primary-y" chart:style-name="ch6">
            <chart:title svg:x="0.451cm" svg:y="6.213cm" chart:style-name="ch7">
              <text:p>Errors From Each Phase</text:p>
            </chart:title>
            <chart:grid chart:style-name="ch8" chart:class="major"/>
          </chart:axis>
          <chart:series chart:style-name="ch9" chart:values-cell-range-address="'Relationship between project size and the source of errors'.C3:'Relationship between project size and the source of errors'.C5" chart:label-cell-address="'Relationship between project size and the source of errors'.C2:'Relationship between project size and the source of errors'.C2" chart:class="chart:area">
            <chart:data-point chart:repeated="3"/>
          </chart:series>
          <chart:series chart:style-name="ch10" chart:values-cell-range-address="'Relationship between project size and the source of errors'.D3:'Relationship between project size and the source of errors'.D5" chart:label-cell-address="'Relationship between project size and the source of errors'.D2:'Relationship between project size and the source of errors'.D2" chart:class="chart:area">
            <chart:data-point chart:repeated="3"/>
          </chart:series>
          <chart:series chart:style-name="ch11" chart:values-cell-range-address="'Relationship between project size and the source of errors'.E3:'Relationship between project size and the source of errors'.E5" chart:label-cell-address="'Relationship between project size and the source of errors'.E2:'Relationship between project size and the source of errors'.E2" chart:class="chart:area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alysis</text:p>
                <draw:g>
                  <svg:desc>'Relationship between project size and the source of errors'.C2:'Relationship between project size and the source of errors'.C2</svg:desc>
                </draw:g>
              </table:table-cell>
              <table:table-cell office:value-type="string">
                <text:p>Design</text:p>
                <draw:g>
                  <svg:desc>'Relationship between project size and the source of errors'.D2:'Relationship between project size and the source of errors'.D2</svg:desc>
                </draw:g>
              </table:table-cell>
              <table:table-cell office:value-type="string">
                <text:p>Construction</text:p>
                <draw:g>
                  <svg:desc>'Relationship between project size and the source of errors'.E2:'Relationship between project size and the source of errors'.E2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'Relationship between project size and the source of errors'.B3:'Relationship between project size and the source of errors'.B5</svg:desc>
                </draw:g>
              </table:table-cell>
              <table:table-cell office:value-type="float" office:value="10">
                <text:p>10</text:p>
                <draw:g>
                  <svg:desc>'Relationship between project size and the source of errors'.C3:'Relationship between project size and the source of errors'.C5</svg:desc>
                </draw:g>
              </table:table-cell>
              <table:table-cell office:value-type="float" office:value="15">
                <text:p>15</text:p>
                <draw:g>
                  <svg:desc>'Relationship between project size and the source of errors'.D3:'Relationship between project size and the source of errors'.D5</svg:desc>
                </draw:g>
              </table:table-cell>
              <table:table-cell office:value-type="float" office:value="75">
                <text:p>75</text:p>
                <draw:g>
                  <svg:desc>'Relationship between project size and the source of errors'.E3:'Relationship between project size and the source of errors'.E5</svg:desc>
                </draw:g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12000">
                <text:p>51200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/>
      <style:graphic-properties draw:stroke-dash="Line_20_with_20_Fine_20_Dots" svg:stroke-width="0.025cm" svg:stroke-color="#666666" svg:stroke-opacity="70%" draw:fill-color="#666666" draw:opacity="70%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9.014cm" xlink:href=".." xlink:type="simple" chart:class="chart:line" chart:style-name="ch1">
        <chart:plot-area chart:style-name="ch2" table:cell-range-address="'Relationship between project size and error density'.B2:'Relationship between project size and error density'.C7" chart:data-source-has-labels="both" svg:x="1.331cm" svg:y="0.855cm" svg:width="14.036cm" svg:height="6.998cm">
          <chartooo:coordinate-region svg:x="2.058cm" svg:y="1.055cm" svg:width="12.753cm" svg:height="6.151cm"/>
          <chart:axis chart:dimension="x" chart:name="primary-x" chart:style-name="ch3" chartooo:axis-type="text">
            <chart:title svg:x="6.082cm" svg:y="8.033cm" chart:style-name="ch4">
              <text:p>Project size (in function points)</text:p>
            </chart:title>
            <chart:categories table:cell-range-address="'Relationship between project size and error density'.B3:'Relationship between project size and error density'.B7"/>
          </chart:axis>
          <chart:axis chart:dimension="y" chart:name="primary-y" chart:style-name="ch3">
            <chart:title svg:x="0.451cm" svg:y="7.097cm" chart:style-name="ch5">
              <text:p>Error density (error per function point)</text:p>
            </chart:title>
            <chart:grid chart:style-name="ch6" chart:class="major"/>
          </chart:axis>
          <chart:series chart:style-name="ch7" chart:values-cell-range-address="'Relationship between project size and error density'.C3:'Relationship between project size and error density'.C7" chart:label-cell-address="'Relationship between project size and error density'.C2:'Relationship between project size and error density'.C2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density
(error per function point)</text:p>
                <draw:g>
                  <svg:desc>'Relationship between project size and error density'.C2:'Relationship between project size and error density'.C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Relationship between project size and error density'.B3:'Relationship between project size and error density'.B7</svg:desc>
                </draw:g>
              </table:table-cell>
              <table:table-cell office:value-type="float" office:value="0.07">
                <text:p>0.07</text:p>
                <draw:g>
                  <svg:desc>'Relationship between project size and error density'.C3:'Relationship between project size and error density'.C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</office:styles>
</office:document-styles>
</file>